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39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E" style:family="table-column">
      <style:table-column-properties style:column-width="3.791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4c117" officeooo:paragraph-rsid="00156935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9640c" officeooo:paragraph-rsid="0015693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104c1c" officeooo:paragraph-rsid="00156935" style:font-size-asian="14pt" style:font-weight-asian="normal" style:font-size-complex="16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officeooo:rsid="0016d95f" officeooo:paragraph-rsid="0016d95f"/>
    </style:style>
    <style:style style:name="P5" style:family="paragraph" style:parent-style-name="Table_20_Contents">
      <style:paragraph-properties fo:text-align="center" style:justify-single-word="false"/>
      <style:text-properties officeooo:rsid="00173f54" officeooo:paragraph-rsid="00173f54"/>
    </style:style>
    <style:style style:name="T1" style:family="text">
      <style:text-properties officeooo:rsid="001c75a1"/>
    </style:style>
    <style:style style:name="T2" style:family="text">
      <style:text-properties officeooo:rsid="00100b54"/>
    </style:style>
    <style:style style:name="T3" style:family="text">
      <style:text-properties officeooo:rsid="00156935"/>
    </style:style>
    <style:style style:name="T4" style:family="text">
      <style:text-properties officeooo:rsid="0016d9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<text:span text:style-name="T1">Manish Kumar</text:span></text:p>
      <text:p text:style-name="P1">Batch: S<text:span text:style-name="T1">5</text:span></text:p>
      <text:p text:style-name="P1">Roll Number: 72<text:span text:style-name="T1">31</text:span></text:p>
      <text:p text:style-name="P1"/>
      <text:p text:style-name="P3">ASSIGNMENT</text:p>
      <text:p text:style-name="P2"><text:span text:style-name="T2">Comparision of </text:span>S<text:span text:style-name="T3">orting</text:span> Algorithms</text:p>
      <text:p text:style-name="P1"/>
      <text:p text:style-name="P1"/>
      <text:p text:style-name="Standard">10 numbers</text:p>
      <text:p text:style-name="Standard"><text:s/>[12, 13, 45, 56, 11, 89, 335, 8, 5, 6]</text:p>
      <text:p text:style-name="Standard">insertion sort <text:s/>--&gt;&gt; 9</text:p>
      <text:p text:style-name="Standard">shell sort <text:s/>--&gt;&gt; 15</text:p>
      <text:p text:style-name="Standard">bubble sort <text:s/>--&gt;&gt; 27</text:p>
      <text:p text:style-name="Standard">selection sort --&gt;&gt; 45</text:p>
      <text:p text:style-name="Standard"/>
      <text:p text:style-name="Standard">100 numbers</text:p>
      <text:p text:style-name="Standard">[345, 782, 156, 923, 468, 739, 215, 657, 284, 391, 508, 631, 950, 742, 107, 892, 344, 219, 526, 731, 694, 808, 172, 456, 239, 307, 561, 417, 643, 885, 198, 762, 914, 327, 480, 294, 548, 769, 350, 825, 612, 473, 197, 608, 795, 221, 319, 680, 932, 405, 592, 289, 743, 870, 146, 702, 518, 904, 337, 788, 134, 274, 758, 329, 590, 416, 201, 915, 745, 352, 483, 295, 674, 102, 310, 568, 823, 482, 430, 964, 175, 611, 420, 299, 683, 137, 247, 831, 471, 209, 334, 802, 359, 890, 427, <text:span text:style-name="T4">73, 65, 300, 200, 501</text:span>]</text:p>
      <text:p text:style-name="Standard">insertion sort <text:s/>--&gt;&gt; 94</text:p>
      <text:p text:style-name="Standard">shell sort <text:s/>--&gt;&gt; 339</text:p>
      <text:p text:style-name="Standard">bubble sort <text:s/>--&gt;&gt; 2297</text:p>
      <text:p text:style-name="Standard">selection sort --&gt;&gt; 4465</text:p>
      <text:p text:style-name="Standard"/>
      <text:p text:style-name="Standard">1000 numbers</text:p>
      <text:p text:style-name="Standard">[1421, 943, 1428, 986, 708, 836, 1454, 726, 1200, 1351, 855, 1398, 737, 1053, 1256, 1469, 1178, 1209, 1314, 1295, 887, 1308, 840, 1460, 832, 1031, 1092, 982, 904, 1343, 1085, 1039, 1370, 1244, 728, 935, 735, 1182, 832, 1484, 1048, 881, 1087, 1384, 1129, 1459, 873, 1470, 1078, 732, 1379, 1348, 1137, 803, 1412, 835, 726, 1164, 1315, 829, 1232, 1248, 742, 1142, 1109, 1014, 734, 1055, 1205, 1337, 1490, 1334, 1033, 737, 1145, 1391, 1082, 715, 1371, 1311, 828, 722, 1320, 1395, 720, 1479, 1250, 1104, 904, 1028, 989, 1322, 1097, 1173, 1190, 819, 1241, 1007, 1242, 1194, 1197, 1176, 774, 846, 823, 1123, 1262, 870, 1392, 931, 757, 1069, 1249, 786, 726, 1094, 1148, 1341, 1339, 915, 1208, 800, 1285, 1399, 1147, 715, 823, 1128, 1143, 852, 1179, 908, 1074, 719, 1332, 1157, 1422, 805, 1415, 1012, 1135, 1113, 1316, 1477, 1107, 725, 790, 1437, 792, 1076, 939, 1158, 770, 897, 905, 1037, 1362, 860, 830, 1101, 1217, 733, 1068, 711, 1009, 1189, 1112, 1327, 1211, 745, 745, 1165, 1212, 814, 819, 757, 1214, 1171, 738, 1151, 1177, 725, 1026, 828, 1233, 1166, 1163, 892, 1324, 852, 1328, 1138, 1310, 1204, 1224, 736, 1185, 1156, 1390, 720, 1196, 1006, 832, 819, 1278, 1338, 1373, 1251, 809, 1047, 1152, 1008, 728, 1257, 1435, 1273, 1468, 1038, 1174, 1495, 736, 803, 1298, 1394, 747, 1366, 1393, 1226, 1052, 1029, 1254, 723, 721, 1050, 1331, 1132, 828, 1141, 827, 1386, 1357, 1420, 742, 1274, 1354, 1358, 707, 1288, 1001, 1130, 1475, 1424, 1114, 850, 1203, 1223, 1442, 1312, 747, 1390, 1445, 805, 1215, 1133, 815, 746, 823, 1036, 1070, 1004, 1073, 1160, 827, 1136, 1040, 844, 1154, 1397, 1396, 1042, 1461, 1051, 1131, 1378, 1356, 1392, 1025, 1198, 1119, 1032, 1116, 1487, 1323, 1419, 710, 1199, 1071, 1408, 1364, 1349, 1049, 1161, 1347, 1255, 1016, 1329, 1106, 1180, 1374, 1432, 1418, 1444, 1207, 1035, 1325, 1079, 1034, 1089, 1070, 735, 820, 1206, 1281, 1372, 1077, 1294, 1321, 831, 1216, 1394, 1175, 1173, 1355, 725, 1126, 842, 1441, 737, 1352, 1190, 1491, 810, 1275, 725, 1451, 1108, 1375, 1493, 1184, 1465, 1414, 1440, 1144, 788, 1449, 1201, 1172, 1229, 1139, 1200, 1413, 746, 1013, 1218, 1450, 1179, 740, 733, 1309, 1136, 1231, 1398, 1056, 1307, 1098, 830, 1002, 735, 1267, 733, 1195, 1011, 735, 832, 1376, 1238, 727, 737, 1481, 1488, 1079, 1220, 1192, 1060, 1245, 1333, 1433, 1483, 819, 1456, 745, 1199, 810, 1411, 726, 1417, 1322, 1034, 1344, 1466, 1443, 1137, 1135, 1353, 812, <text:soft-page-break/>1397, 727, 1088, 1234, 741, 1385, 1252, 1467, 1072, 1335, 1290, 740, 831, 721, 725, 1395, 1476, 1480, 1091, 1396, 1095, 1049, 1468, 1319, 1235, 1292, 1455, 1291, 1318, 1382, 1153, 741, 1247, 1277, 1299, 1031, 1134, 1284, 1191, 1326, 738, 1249, 832, 1204, 1027, 1474, 1436, 832, 1377, 1198, 1405, 1458, 1425, 1462, 1304, 1296, 1155, 1349, 1054, 1151, 1008, 1077, 1297, 1168, 1463, 1295, 1244, 1400, 1358, 1209, 1030, 1129, 1202, 1245, 1218, 58, 183, 417, 295, 468, 164, 629, 538, 232, 437, 504, 104, 631, 593, 476, 14, 563, 182, 612, 259, 589, 168, 606, 283, 119, 514, 338, 475, 367, 520, 368, 54, 29, 151, 675, 335, 247, 183, 187, 254, 398, 60, 102, 518, 543, 429, 487, 157, 489, 551, 611, 353, 264, 442, 309, 424, 652, 396, 134, 646, 107, 470, 477, 199, 620, 585, 20, 408, 517, 258, 473, 406, 529, 244, 301, 238, 636, 646, 218, 302, 339, 424, 129, 522, 153, 309, 418, 67, 609, 482, 546, 616, 183, 441, 233, 54, 576, 113, 347, 140, 611, 166, 231, 191, 198, 414, 95, 476, 598, 346, 328, 489, 423, 431, 605, 185, 184, 55, 232, 528, 671, 52, 431, 145, 421, 313, 394, 342, 310, 211, 207, 553, 593, 658, 586, 243, 580, 283, 372, 527, 19, 658, 565, 150, 156, 601, 93, 357, 319, 106, 551, 237, 179, 371, 253, 349, 226, 111, 673, 117, 623, 302, 88, 182, 579, 585, 164, 379, 279, 143, 583, 314, 363, 391, 580, 471, 579, 261, 202, 429, 362, 668, 62, 523, 234, 658, 435, 210, 155, 30, 170, 629, 419, 43, 618, 440, 239, 62, 264, 457, 91, 55, 592, 277, 398, 232, 306, 666, 136, 141, 271, 367, 125, 278, 207, 82, 565, 235, 232, 135, 505, 407, 675, 257, 571, 185, 14, 530, 307, 262, 259, 113, 671, 203, 82, 203, 93, 454, 535, 27, 593, 255, 148, 238, 14, 452, 370, 530, 343, 636, 258, 242, 201, 509, 269, 363, 55, 641, 240, 95, 541, 560, 462, 171, 328, 214, 618, 227, 551, 548, 380, 433, 674, 213, 75, 436, 144, 362, 339, 150, 339, 135, 151, 376, 490, 429, 81, 262, 538, 152, 306, 145, 651, 394, 150, 142, 137, 397, 119, 548, 206, 178, 151, 417, 228, 453, 93, 106, 581, 319, 129, 186, 176, 474, 516, 388, 348, 121, 160, 310, 644, 374, 335, 533, 303, 637, 42, 485, 519, 453, 434, 52, 545, 112, 169, 496, 237, 309, 587, 47, 540, 523, 356, 583, 299, 263, 282, 184, 551, 497, 30, 246, 607, 564, 379, 673, 576, 309, 522, 608, 1883, 1942, 1905, 1682, 1655, 1787, 1631, 1768, 1911, 1880, 1835, 1742, 1790, 1912, 1727, 1690, 1697, 1933, 1981, 1694, 1963, 1702, 1998, 1657, 1901, 1684, 1826, 1786, 1624, 1665, 1721, 1687, 1838, 1982, 1744, 1673, 1832, 1619, 1927, 1719, 1961, 1662, 1664, 1668, 1917, 1889, 1772, 1658, 1932, 1782, 1647, 1703, 1763, 1709, 1728, 1646, 1843, 1643, 1993, 1679, 1816, 1834, 1660, 1931, 1862, 1711, 1789, 1894, 1778, 1989, 1652, 1638, 1909, 1836, 1741, 1921, 1688, 1743, 1785, 1627, 1656, 1644, 1884, 1701, 1941, 1712, 1937, 1818, 1740, 1968, 1864, 1974, 1654, 1759, 1756, 1770, 1642, 1980, 1637, 1967, 1666, 1706, 1866, 1802, 1900, 1704, 1722, 1651, 1868, 1976, 1747, 1783, 1699, 1817, 1830, 1966, 1844, 1676, 1784, 1951, 1707, 1648, 1705, 1839, 1885, 1616, 1936, 1793, 1795, 1686, 1806, 1748, 1969, 1636, 1906, 1718, 1691, 1794, 1618, 1972, 1935, 1841, 1962, 1629, 1919, 1869, 1831, 1939, 1757, 1946, 1813, 1683, 1952, 1671, 1842, 1645, 1667, 1986, 1798, 1796, 1755, 1621, 1695, 1833, 1983, 1922, 1865, 1867, 1714, 1622, 1663, 1792, 1632, 1653, 1715, 1634, 1821, 1669, 1649, 1685, 1717, 1949, 1944, 1975, 1828, 1773, 1788, 1640, 1965, 1661, 1700, 1964, 1716, 1693, 1801, 1825, 1758, 1754, 1948, 1814, 1698, 1861, 1960, 1678, 1837, 1830, 1639, 1809, 1753, 1635, 1708, 1985, 1630, 1969, 1938, 1749, 1751, 1641, 1674, 1990, 1978, 1696, 1700, 1923, 1930, 1970, 1777, 1672, 1945, 1661, 1824, 1781, 1840, 1670, 1677, 1966, 1752, 1675, 1710, 1668, 1649, 1799, 1947, 1960, 1940, 1863, 1928, 1692, 1659, 1750, 1689, 1984, 1845, 1797, 1964]</text:p>
      <text:p text:style-name="Standard">insertion sort <text:s/>--&gt;&gt; 1104</text:p>
      <text:p text:style-name="Standard">shell sort <text:s/>--&gt;&gt; 6917</text:p>
      <text:p text:style-name="Standard">bubble sort <text:s/>--&gt;&gt; 278122</text:p>
      <text:p text:style-name="Standard">selection sort --&gt;&gt; 609960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4">Size of list</text:p>
          </table:table-cell>
          <table:table-cell table:style-name="Table1.A1" office:value-type="string">
            <text:p text:style-name="P4">Insertion</text:p>
          </table:table-cell>
          <table:table-cell table:style-name="Table1.A1" office:value-type="string">
            <text:p text:style-name="P4">Shell</text:p>
          </table:table-cell>
          <table:table-cell table:style-name="Table1.A1" office:value-type="string">
            <text:p text:style-name="P4">Bubble</text:p>
          </table:table-cell>
          <table:table-cell table:style-name="Table1.E1" office:value-type="string">
            <text:p text:style-name="P4">Selection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5">45</text:p>
          </table:table-cell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5">45</text:p>
          </table:table-cell>
          <table:table-cell table:style-name="Table1.E2" office:value-type="string">
            <text:p text:style-name="P5">45</text:p>
          </table:table-cell>
        </table:table-row>
        <table:table-row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5">4950</text:p>
          </table:table-cell>
          <table:table-cell table:style-name="Table1.A2" office:value-type="string">
            <text:p text:style-name="P5">1000</text:p>
          </table:table-cell>
          <table:table-cell table:style-name="Table1.A2" office:value-type="string">
            <text:p text:style-name="P5">4950</text:p>
          </table:table-cell>
          <table:table-cell table:style-name="Table1.E2" office:value-type="string">
            <text:p text:style-name="P5">9900</text:p>
          </table:table-cell>
        </table:table-row>
        <table:table-row>
          <table:table-cell table:style-name="Table1.A2" office:value-type="string">
            <text:p text:style-name="P4">1000</text:p>
          </table:table-cell>
          <table:table-cell table:style-name="Table1.A2" office:value-type="string">
            <text:p text:style-name="P5">499500</text:p>
          </table:table-cell>
          <table:table-cell table:style-name="Table1.A2" office:value-type="string">
            <text:p text:style-name="P5">25000</text:p>
          </table:table-cell>
          <table:table-cell table:style-name="Table1.A2" office:value-type="string">
            <text:p text:style-name="P5">499500</text:p>
          </table:table-cell>
          <table:table-cell table:style-name="Table1.E2" office:value-type="string">
            <text:p text:style-name="P5">9990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4:36:01.214653222</meta:creation-date>
    <dc:date>2024-09-09T15:23:36.188473177</dc:date>
    <meta:editing-duration>PT8M26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2" meta:paragraph-count="43" meta:word-count="1316" meta:character-count="7129" meta:non-whitespace-character-count="5858"/>
  </office:meta>
</office:document-meta>
</file>